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C00000270DC6EBE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 draw:shadow="hidden" draw:shadow-color="#808080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217214" draw:textarea-horizontal-align="justify" draw:textarea-vertical-align="middle" draw:auto-grow-height="false" fo:padding-top="0.144cm" fo:padding-bottom="0.144cm" fo:padding-left="0.289cm" fo:padding-right="0.289cm" fo:wrap-option="no-wrap" draw:shadow="hidden" draw:shadow-color="#808080"/>
    </style:style>
    <style:style style:name="gr9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10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668cm" fo:min-width="3.21cm" fo:padding-top="0.144cm" fo:padding-bottom="0.144cm" fo:padding-left="0.289cm" fo:padding-right="0.289cm" fo:wrap-option="no-wrap" draw:shadow="hidden" draw:shadow-color="#808080"/>
    </style:style>
    <style:style style:name="gr11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668cm" fo:min-width="3.851cm" fo:padding-top="0.144cm" fo:padding-bottom="0.144cm" fo:padding-left="0.289cm" fo:padding-right="0.289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cc00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a91717" draw:textarea-horizontal-align="justify" draw:textarea-vertical-align="middle" draw:auto-grow-height="false" fo:padding-top="0.144cm" fo:padding-bottom="0.144cm" fo:padding-left="0.289cm" fo:padding-right="0.289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align="center" fo:text-indent="0cm"/>
      <style:text-properties fo:font-size="9pt" style:font-size-asian="10pt" style:font-size-complex="10pt"/>
    </style:style>
    <style:style style:name="P4" style:family="paragraph">
      <style:paragraph-properties style:writing-mode="lr-tb"/>
      <style:text-properties fo:font-size="9pt" style:font-size-asian="10pt" style:font-size-complex="10pt"/>
    </style:style>
    <style:style style:name="P5" style:family="paragraph">
      <style:paragraph-properties fo:margin-left="0cm" fo:margin-right="0cm" fo:line-height="104%" fo:text-align="center" fo:text-indent="0cm"/>
      <style:text-properties fo:font-size="9pt" style:font-size-asian="10pt" style:font-size-complex="10pt"/>
    </style:style>
    <style:style style:name="P6" style:family="paragraph">
      <style:paragraph-properties fo:margin-left="0cm" fo:margin-right="0cm" fo:line-height="104%" fo:text-align="center" fo:text-indent="0cm"/>
    </style:style>
    <style:style style:name="P7" style:family="paragraph">
      <style:paragraph-properties fo:margin-left="0cm" fo:margin-right="0cm" fo:line-height="104%" fo:text-align="center" fo:text-indent="0cm" style:writing-mode="lr-tb"/>
    </style:style>
    <style:style style:name="P8" style:family="paragraph">
      <style:paragraph-properties fo:margin-left="0cm" fo:margin-right="0cm" fo:line-height="104%" fo:text-indent="0cm"/>
      <style:text-properties fo:font-size="16pt" style:font-size-asian="20pt" style:font-size-complex="20pt"/>
    </style:style>
    <style:style style:name="P9" style:family="paragraph">
      <style:paragraph-properties fo:margin-left="0cm" fo:margin-right="0cm" fo:line-height="104%" fo:text-indent="0cm" style:writing-mode="lr-tb"/>
      <style:text-properties fo:font-size="16pt" style:font-size-asian="20pt" style:font-size-complex="20pt"/>
    </style:style>
    <style:style style:name="P10" style:family="paragraph">
      <style:paragraph-properties fo:margin-left="0cm" fo:margin-right="0cm" fo:text-align="center" fo:text-indent="0cm"/>
      <style:text-properties fo:font-size="13pt" style:font-size-asian="14pt" style:font-size-complex="14pt"/>
    </style:style>
    <style:style style:name="P11" style:family="paragraph">
      <style:paragraph-properties style:writing-mode="lr-tb"/>
      <style:text-properties fo:font-size="13pt" style:font-size-asian="14pt" style:font-size-complex="14pt"/>
    </style:style>
    <style:style style:name="P12" style:family="paragraph">
      <style:paragraph-properties fo:margin-left="0cm" fo:margin-right="0cm" fo:line-height="104%" fo:text-align="center" fo:text-indent="0cm"/>
      <style:text-properties fo:font-size="13pt" style:font-size-asian="14pt" style:font-size-complex="14pt"/>
    </style:style>
    <style:style style:name="T1" style:family="text">
      <style:text-properties fo:color="#ffffff" fo:font-size="9pt" style:font-size-asian="10pt" style:font-size-complex="1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20pt" style:font-size-complex="20pt"/>
    </style:style>
    <style:style style:name="T4" style:family="text">
      <style:text-properties fo:color="#ffffff" fo:font-size="13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532cm" svg:height="5.994cm" svg:x="9.678cm" svg:y="1.85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951cm" svg:height="4.809cm" svg:x="1.245cm" svg:y="2.085cm">
            <draw:image xlink:href="Pictures/100000000000032C00000270DC6EBEF3.png" xlink:type="simple" xlink:show="embed" xlink:actuate="onLoad">
              <text:p/>
            </draw:image>
          </draw:frame>
          <draw:line draw:style-name="gr3" draw:text-style-name="P2" draw:layer="layout" svg:x1="13.354cm" svg:y1="5.621cm" svg:x2="13.347cm" svg:y2="5.001cm">
            <text:p/>
          </draw:line>
          <draw:custom-shape draw:style-name="gr4" draw:text-style-name="P4" draw:layer="layout" svg:width="1.435cm" svg:height="1.834cm" svg:x="12.665cm" svg:y="5.755cm">
            <text:p text:style-name="P3"><text:span text:style-name="T1">RAM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36cm" svg:height="0.187cm" svg:x="13.17cm" svg:y="5.643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3.289cm" svg:y1="5.676cm" svg:x2="13.289cm" svg:y2="5.8cm">
              <text:p/>
            </draw:line>
            <draw:line draw:style-name="gr7" draw:text-style-name="P2" draw:layer="layout" svg:x1="13.415cm" svg:y1="5.676cm" svg:x2="13.415cm" svg:y2="5.8cm">
              <text:p/>
            </draw:line>
          </draw:g>
          <draw:custom-shape draw:style-name="gr4" draw:text-style-name="P4" draw:layer="layout" svg:width="1.947cm" svg:height="1.961cm" svg:x="12.441cm" svg:y="2.968cm">
            <text:p text:style-name="P3"><text:span text:style-name="T1">TMS320C3X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364cm" svg:height="0.19cm" svg:x="13.173cm" svg:y="4.829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3.294cm" svg:y1="4.863cm" svg:x2="13.294cm" svg:y2="4.989cm">
              <text:p/>
            </draw:line>
            <draw:line draw:style-name="gr7" draw:text-style-name="P2" draw:layer="layout" svg:x1="13.421cm" svg:y1="4.863cm" svg:x2="13.421cm" svg:y2="4.989cm">
              <text:p/>
            </draw:line>
          </draw:g>
          <draw:custom-shape draw:style-name="gr8" draw:text-style-name="P4" draw:layer="layout" svg:width="1.849cm" svg:height="1.774cm" svg:x="9.877cm" svg:y="3.029cm">
            <text:p text:style-name="P5"><text:span text:style-name="T1">GDB Serv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id="id2" draw:layer="layout" svg:width="0.158cm" svg:height="0.15cm" svg:x="12.377cm" svg:y="3.84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" draw:layer="layout" svg:width="0.157cm" svg:height="0.154cm" svg:x="11.645cm" svg:y="3.833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1.802cm" svg:y1="3.91cm" svg:x2="12.377cm" svg:y2="3.919cm" draw:start-shape="id1" draw:start-glue-point="1" draw:end-shape="id2" draw:end-glue-point="3" svg:d="m11802 3910 575 9">
            <text:p/>
          </draw:connector>
          <draw:custom-shape draw:style-name="gr10" draw:text-style-name="P7" draw:layer="layout" svg:width="4.631cm" svg:height="1.169cm" svg:x="11.636cm" svg:y="1.861cm">
            <text:p text:style-name="P6"><text:span text:style-name="T2">TMS320C3X</text:span></text:p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4.441cm" svg:height="0.992cm" svg:x="2.187cm" svg:y="1.007cm">
            <text:p text:style-name="P8"><text:span text:style-name="T3">GDB Debugger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4" draw:layer="layout" svg:width="1.568cm" svg:height="1.164cm" svg:x="15.007cm" svg:y="6.036cm">
            <text:p text:style-name="P5"><text:span text:style-name="T1">COFF</text:span></text:p>
            <text:p text:style-name="P5"><text:span text:style-name="T1">Load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1.784cm" svg:height="1.291cm" svg:x="8.131cm" svg:y="3.282cm">
            <text:p text:style-name="P10"><text:span text:style-name="T4">TCP/IP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" draw:text-style-name="P1" draw:layer="layout" svg:width="1.824cm" svg:height="0.486cm" draw:transform="rotate (3.1415926535892) translate (18.331cm 6.9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id="id3" draw:layer="layout" svg:width="0.161cm" svg:height="0.155cm" svg:x="14.92cm" svg:y="6.5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4" draw:layer="layout" svg:width="0.162cm" svg:height="0.155cm" svg:x="14.036cm" svg:y="6.558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4.92cm" svg:y1="6.642cm" svg:x2="14.198cm" svg:y2="6.635cm" draw:start-shape="id3" draw:start-glue-point="3" draw:end-shape="id4" draw:end-glue-point="1" svg:d="m14920 6642-722-7">
            <text:p/>
          </draw:connector>
          <draw:custom-shape draw:style-name="gr14" draw:text-style-name="P11" draw:layer="layout" svg:width="2.886cm" svg:height="2.509cm" svg:x="17.484cm" svg:y="5.376cm">
            <text:p text:style-name="P12"><text:span text:style-name="T4">TMS320C3X</text:span></text:p>
            <text:p text:style-name="P12"><text:span text:style-name="T4">Applicatio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4" draw:layer="layout" svg:width="1.568cm" svg:height="1.164cm" svg:x="15.277cm" svg:y="3.289cm">
            <text:p text:style-name="P5"><text:span text:style-name="T1">TI C I/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id="id5" draw:layer="layout" svg:width="0.162cm" svg:height="0.154cm" svg:x="15.197cm" svg:y="3.8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6" draw:layer="layout" svg:width="0.161cm" svg:height="0.155cm" svg:x="14.314cm" svg:y="3.829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5.197cm" svg:y1="3.914cm" svg:x2="14.475cm" svg:y2="3.906cm" draw:start-shape="id5" draw:start-glue-point="3" draw:end-shape="id6" draw:end-glue-point="1" svg:d="m15197 3914-722-8">
            <text:p/>
          </draw:connector>
          <draw:custom-shape draw:style-name="gr14" draw:text-style-name="P11" draw:layer="layout" svg:width="2.885cm" svg:height="2.509cm" svg:x="17.492cm" svg:y="2.514cm">
            <text:p text:style-name="P12"><text:span text:style-name="T4">Host</text:span></text:p>
            <text:p text:style-name="P12"><text:span text:style-name="T4">File system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layer="layout" svg:width="1.208cm" svg:height="0.49cm" svg:x="16.651cm" svg:y="3.62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lles Mouchard</meta:initial-creator>
    <meta:creation-date>2009-06-15T11:28:31</meta:creation-date>
    <dc:date>2009-06-15T11:38:24</dc:date>
    <dc:creator>Gilles Mouchard</dc:creator>
    <meta:editing-duration>PT00H09M53S</meta:editing-duration>
    <meta:editing-cycles>2</meta:editing-cycles>
    <meta:generator>OpenOffice.org/3.0$Linux OpenOffice.org_project/300m15$Build-9379</meta:gener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